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9.98cm"/>
    </style:style>
    <style:style style:name="co5" style:family="table-column">
      <style:table-column-properties fo:break-before="auto" style:column-width="3.898cm"/>
    </style:style>
    <style:style style:name="co6" style:family="table-column">
      <style:table-column-properties fo:break-before="auto" style:column-width="3.082cm"/>
    </style:style>
    <style:style style:name="co7" style:family="table-column">
      <style:table-column-properties fo:break-before="auto" style:column-width="13.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17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 table:style-name="ce1"/>
          <table:table-cell table:style-name="ce4" office:value-type="string" calcext:value-type="string">
            <text:p>Seman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</table:table-row>
        <table:table-row table:style-name="ro1">
          <table:table-cell/>
          <table:table-cell table:style-name="ce3" office:value-type="date" office:date-value="2020-08-07" calcext:value-type="date">
            <text:p>07/08/20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 table:style-name="ce1"/>
          <table:table-cell table:style-name="ce5" office:value-type="date" office:date-value="2020-08-02" calcext:value-type="date">
            <text:p>02/08/20</text:p>
          </table:table-cell>
          <table:table-cell table:style-name="ce13" table:formula="of:=SUM([.C3:.C4])" office:value-type="float" office:value="5" calcext:value-type="float">
            <text:p>5</text:p>
          </table:table-cell>
          <table:table-cell table:style-name="ce17" office:value-type="string" calcext:value-type="string">
            <text:p>Primeros pasos – Instalacion FreeRTOS – Tareas simples</text:p>
          </table:table-cell>
        </table:table-row>
        <table:table-row table:style-name="ro1">
          <table:table-cell/>
          <table:table-cell table:style-name="ce3" office:value-type="date" office:date-value="2020-08-08" calcext:value-type="date">
            <text:p>08/08/20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 table:style-name="ce1"/>
          <table:table-cell table:style-name="ce5" office:value-type="date" office:date-value="2020-08-09" calcext:value-type="date">
            <text:p>09/08/20</text:p>
          </table:table-cell>
          <table:table-cell table:style-name="ce13" table:formula="of:=SUM([.C5:.C9])" office:value-type="float" office:value="12" calcext:value-type="float">
            <text:p>12</text:p>
          </table:table-cell>
          <table:table-cell table:style-name="ce17" office:value-type="string" calcext:value-type="string">
            <text:p>Pasaje a C++ - Lectura de API – Jugando con Wifi</text:p>
          </table:table-cell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 table:style-name="ce1"/>
          <table:table-cell table:style-name="ce5" office:value-type="date" office:date-value="2020-08-16" calcext:value-type="date">
            <text:p>16/08/20</text:p>
          </table:table-cell>
          <table:table-cell table:style-name="ce13" table:formula="of:=SUM([.C10:.C13])" office:value-type="float" office:value="8" calcext:value-type="float">
            <text:p>8</text:p>
          </table:table-cell>
          <table:table-cell table:style-name="ce17" office:value-type="string" calcext:value-type="string">
            <text:p>Lectura informe Catalfamo – Estudio de I2C</text:p>
          </table:table-cell>
        </table:table-row>
        <table:table-row table:style-name="ro1">
          <table:table-cell/>
          <table:table-cell office:value-type="date" office:date-value="2020-08-10" calcext:value-type="date">
            <text:p>10/08/20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 table:style-name="ce1"/>
          <table:table-cell table:style-name="ce5" office:value-type="date" office:date-value="2020-08-23" calcext:value-type="date">
            <text:p>23/08/20</text:p>
          </table:table-cell>
          <table:table-cell table:style-name="ce13" table:formula="of:=SUM([.C14:.C19])" office:value-type="float" office:value="19" calcext:value-type="float">
            <text:p>19</text:p>
          </table:table-cell>
          <table:table-cell table:style-name="ce17" office:value-type="string" calcext:value-type="string">
            <text:p>Primeras mediciones con MPU mediante I2C</text:p>
          </table:table-cell>
        </table:table-row>
        <table:table-row table:style-name="ro1">
          <table:table-cell/>
          <table:table-cell office:value-type="date" office:date-value="2020-08-11" calcext:value-type="date">
            <text:p>11/08/20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 table:style-name="ce1"/>
          <table:table-cell table:style-name="ce5" office:value-type="date" office:date-value="2020-08-30" calcext:value-type="date">
            <text:p>30/08/20</text:p>
          </table:table-cell>
          <table:table-cell table:style-name="ce13" table:formula="of:=SUM([.C20:.C23])" office:value-type="float" office:value="16" calcext:value-type="float">
            <text:p>16</text:p>
          </table:table-cell>
          <table:table-cell table:style-name="ce17" office:value-type="string" calcext:value-type="string">
            <text:p>Uso de FIFO y NVS – Uso de librerias externas – Buen funcionamiento</text:p>
          </table:table-cell>
        </table:table-row>
        <table:table-row table:style-name="ro1">
          <table:table-cell/>
          <table:table-cell office:value-type="date" office:date-value="2020-08-13" calcext:value-type="date">
            <text:p>13/08/20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 table:style-name="ce1"/>
          <table:table-cell table:style-name="ce5" office:value-type="date" office:date-value="2020-09-06" calcext:value-type="date">
            <text:p>06/09/20</text:p>
          </table:table-cell>
          <table:table-cell table:style-name="ce13" table:formula="of:=SUM([.C24:.C27])" office:value-type="float" office:value="16" calcext:value-type="float">
            <text:p>16</text:p>
          </table:table-cell>
          <table:table-cell table:style-name="ce17" office:value-type="string" calcext:value-type="string">
            <text:p>Uso de RTC – Calibrado – Valores de 8 bits</text:p>
          </table:table-cell>
        </table:table-row>
        <table:table-row table:style-name="ro1">
          <table:table-cell/>
          <table:table-cell office:value-type="date" office:date-value="2020-08-14" calcext:value-type="date">
            <text:p>14/08/20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 table:style-name="ce1"/>
          <table:table-cell table:style-name="ce5" office:value-type="date" office:date-value="2020-09-13" calcext:value-type="date">
            <text:p>13/09/20</text:p>
          </table:table-cell>
          <table:table-cell table:style-name="ce13" table:formula="of:=SUM([.C28:.C31])" office:value-type="float" office:value="15" calcext:value-type="float">
            <text:p>15</text:p>
          </table:table-cell>
          <table:table-cell table:style-name="ce17" office:value-type="string" calcext:value-type="string">
            <text:p>Transferencia de datos entre tareas – Comienzo con HTTP</text:p>
          </table:table-cell>
        </table:table-row>
        <table:table-row table:style-name="ro1">
          <table:table-cell/>
          <table:table-cell table:style-name="ce3" office:value-type="date" office:date-value="2020-08-16" calcext:value-type="date">
            <text:p>16/08/20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 table:style-name="ce1"/>
          <table:table-cell table:style-name="ce5" office:value-type="date" office:date-value="2020-09-20" calcext:value-type="date">
            <text:p>20/09/20</text:p>
          </table:table-cell>
          <table:table-cell table:style-name="ce13" table:formula="of:=SUM([.C32:.C35])" office:value-type="float" office:value="13" calcext:value-type="float">
            <text:p>13</text:p>
          </table:table-cell>
          <table:table-cell table:style-name="ce17" office:value-type="string" calcext:value-type="string">
            <text:p>Envio de datos por HTTP – Funcionamientos terminados – Comienzo SPIFFS</text:p>
          </table:table-cell>
        </table:table-row>
        <table:table-row table:style-name="ro1">
          <table:table-cell/>
          <table:table-cell table:style-name="ce3" office:value-type="date" office:date-value="2020-08-17" calcext:value-type="date">
            <text:p>17/08/20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 table:style-name="ce1"/>
          <table:table-cell table:style-name="ce5" office:value-type="date" office:date-value="2020-09-27" calcext:value-type="date">
            <text:p>27/09/2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</table:table-row>
        <table:table-row table:style-name="ro1">
          <table:table-cell/>
          <table:table-cell table:style-name="ce3" office:value-type="date" office:date-value="2020-08-20" calcext:value-type="date">
            <text:p>20/08/20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 table:style-name="ce1"/>
          <table:table-cell table:style-name="ce5" office:value-type="date" office:date-value="2020-10-04" calcext:value-type="date">
            <text:p>04/10/2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</table:table-row>
        <table:table-row table:style-name="ro1">
          <table:table-cell/>
          <table:table-cell table:style-name="ce3" office:value-type="date" office:date-value="2020-08-21" calcext:value-type="date">
            <text:p>21/08/20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 table:style-name="ce1"/>
          <table:table-cell table:style-name="ce5" office:value-type="date" office:date-value="2020-10-11" calcext:value-type="date">
            <text:p>11/10/20</text:p>
          </table:table-cell>
          <table:table-cell table:style-name="ce13" table:formula="of:=SUM([.C36:.C38])" office:value-type="float" office:value="12" calcext:value-type="float">
            <text:p>12</text:p>
          </table:table-cell>
          <table:table-cell table:style-name="ce17" office:value-type="string" calcext:value-type="string">
            <text:p>Pulida del filesystem – Prueba pasada – Funcionando</text:p>
          </table:table-cell>
        </table:table-row>
        <table:table-row table:style-name="ro1">
          <table:table-cell/>
          <table:table-cell office:value-type="date" office:date-value="2020-08-24" calcext:value-type="date">
            <text:p>24/08/20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 table:style-name="ce1"/>
          <table:table-cell table:style-name="ce5" office:value-type="date" office:date-value="2020-10-18" calcext:value-type="date">
            <text:p>18/10/20</text:p>
          </table:table-cell>
          <table:table-cell table:style-name="ce13" table:formula="of:=SUM([.C39:.C41])" office:value-type="float" office:value="11" calcext:value-type="float">
            <text:p>11</text:p>
          </table:table-cell>
          <table:table-cell table:style-name="ce17" office:value-type="string" calcext:value-type="string">
            <text:p>Pruebas en placa collar – Primeros resultados</text:p>
          </table:table-cell>
        </table:table-row>
        <table:table-row table:style-name="ro1">
          <table:table-cell/>
          <table:table-cell office:value-type="date" office:date-value="2020-08-25" calcext:value-type="date">
            <text:p>25/08/20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 table:style-name="ce1"/>
          <table:table-cell table:style-name="ce5" office:value-type="date" office:date-value="2020-10-25" calcext:value-type="date">
            <text:p>25/10/20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Primeras mediciones</text:p>
          </table:table-cell>
        </table:table-row>
        <table:table-row table:style-name="ro1">
          <table:table-cell/>
          <table:table-cell office:value-type="date" office:date-value="2020-08-26" calcext:value-type="date">
            <text:p>26/08/20</text:p>
          </table:table-cell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Lectura (sin sensor) de datos y manejo de punteros</text:p>
          </table:table-cell>
          <table:table-cell table:style-name="ce1"/>
          <table:table-cell table:style-name="ce5" office:value-type="date" office:date-value="2020-11-01" calcext:value-type="date">
            <text:p>01/11/20</text:p>
          </table:table-cell>
          <table:table-cell table:style-name="ce13" table:formula="of:=SUM([.C43])" office:value-type="float" office:value="2" calcext:value-type="float">
            <text:p>2</text:p>
          </table:table-cell>
          <table:table-cell table:style-name="ce17" office:value-type="string" calcext:value-type="string">
            <text:p>Ultimas mediciones</text:p>
          </table:table-cell>
        </table:table-row>
        <table:table-row table:style-name="ro1">
          <table:table-cell/>
          <table:table-cell office:value-type="date" office:date-value="2020-08-27" calcext:value-type="date">
            <text:p>27/08/20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Comienzo a configurar MPU correctamente</text:p>
          </table:table-cell>
          <table:table-cell table:style-name="ce1"/>
          <table:table-cell table:style-name="ce5" office:value-type="date" office:date-value="2020-11-08" calcext:value-type="date">
            <text:p>08/11/20</text:p>
          </table:table-cell>
          <table:table-cell table:style-name="ce13"/>
          <table:table-cell table:style-name="ce17"/>
        </table:table-row>
        <table:table-row table:style-name="ro1">
          <table:table-cell/>
          <table:table-cell office:value-type="date" office:date-value="2020-08-28" calcext:value-type="date">
            <text:p>28/08/20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Test fifo ints – pasaje a signed ints</text:p>
          </table:table-cell>
          <table:table-cell table:style-name="ce1"/>
          <table:table-cell table:style-name="ce5" office:value-type="date" office:date-value="2020-11-15" calcext:value-type="date">
            <text:p>15/11/20</text:p>
          </table:table-cell>
          <table:table-cell table:style-name="ce13"/>
          <table:table-cell table:style-name="ce17"/>
        </table:table-row>
        <table:table-row table:style-name="ro1">
          <table:table-cell/>
          <table:table-cell office:value-type="date" office:date-value="2020-08-29" calcext:value-type="date">
            <text:p>29/08/20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Cambios en log – Salida filtrada</text:p>
          </table:table-cell>
          <table:table-cell table:style-name="ce1"/>
          <table:table-cell table:style-name="ce5" office:value-type="date" office:date-value="2020-11-22" calcext:value-type="date">
            <text:p>22/11/20</text:p>
          </table:table-cell>
          <table:table-cell table:style-name="ce13"/>
          <table:table-cell table:style-name="ce17"/>
        </table:table-row>
        <table:table-row table:style-name="ro1">
          <table:table-cell/>
          <table:table-cell table:style-name="ce3" office:value-type="date" office:date-value="2020-08-31" calcext:value-type="date">
            <text:p>31/08/20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Nuevo branch – Trabajo con fifo</text:p>
          </table:table-cell>
          <table:table-cell table:style-name="ce1"/>
          <table:table-cell table:style-name="ce5" office:value-type="date" office:date-value="2020-11-29" calcext:value-type="date">
            <text:p>29/11/20</text:p>
          </table:table-cell>
          <table:table-cell table:style-name="ce13"/>
          <table:table-cell table:style-name="ce17"/>
        </table:table-row>
        <table:table-row table:style-name="ro1">
          <table:table-cell/>
          <table:table-cell table:style-name="ce3" office:value-type="date" office:date-value="2020-09-01" calcext:value-type="date">
            <text:p>01/09/20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Merge – FIFO funcionando – Add i2clib y libfort</text:p>
          </table:table-cell>
          <table:table-cell table:style-name="ce1"/>
          <table:table-cell table:style-name="ce5" office:value-type="date" office:date-value="2020-12-06" calcext:value-type="date">
            <text:p>06/12/20</text:p>
          </table:table-cell>
          <table:table-cell table:style-name="ce13"/>
          <table:table-cell table:style-name="ce17"/>
        </table:table-row>
        <table:table-row table:style-name="ro1">
          <table:table-cell/>
          <table:table-cell table:style-name="ce3" office:value-type="date" office:date-value="2020-09-02" calcext:value-type="date">
            <text:p>02/09/20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Uso de blob en NVS</text:p>
          </table:table-cell>
          <table:table-cell table:style-name="ce1"/>
          <table:table-cell table:style-name="ce5" office:value-type="date" office:date-value="2020-12-13" calcext:value-type="date">
            <text:p>13/12/20</text:p>
          </table:table-cell>
          <table:table-cell table:style-name="ce13"/>
          <table:table-cell table:style-name="ce17"/>
        </table:table-row>
        <table:table-row table:style-name="ro1">
          <table:table-cell/>
          <table:table-cell table:style-name="ce3" office:value-type="date" office:date-value="2020-09-04" calcext:value-type="date">
            <text:p>04/09/20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Uso completo del NVS – Primera salida fallida</text:p>
          </table:table-cell>
          <table:table-cell/>
          <table:table-cell table:style-name="ce5" office:value-type="date" office:date-value="2020-12-20" calcext:value-type="date">
            <text:p>20/12/20</text:p>
          </table:table-cell>
          <table:table-cell table:style-name="ce13"/>
          <table:table-cell table:style-name="ce17"/>
        </table:table-row>
        <table:table-row table:style-name="ro1">
          <table:table-cell/>
          <table:table-cell office:value-type="date" office:date-value="2020-09-07" calcext:value-type="date">
            <text:p>07/09/20</text:p>
          </table:table-cell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Limites de NVS – Publicacion en stackoverflow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9-08" calcext:value-type="date">
            <text:p>08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bio a RTC – Funcionando</text:p>
          </table:table-cell>
          <table:table-cell/>
          <table:table-cell table:style-name="ce4" office:value-type="string" calcext:value-type="string">
            <text:p>Tiempo total [h]</text:p>
          </table:table-cell>
          <table:table-cell table:style-name="ce13" table:formula="of:=SUM([.G3:.G23])" office:value-type="float" office:value="131" calcext:value-type="float">
            <text:p>131</text:p>
          </table:table-cell>
          <table:table-cell/>
        </table:table-row>
        <table:table-row table:style-name="ro1">
          <table:table-cell/>
          <table:table-cell office:value-type="date" office:date-value="2020-09-09" calcext:value-type="date">
            <text:p>09/09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ando half float – Agregado de esqueleto p/wifi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9-11" calcext:value-type="date">
            <text:p>11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regado de calibracion y escalado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20-09-14" calcext:value-type="date">
            <text:p>14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blemas con Framework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20-09-15" calcext:value-type="date">
            <text:p>15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vio de datos a MainTask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20-09-16" calcext:value-type="date">
            <text:p>16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vio de datos a TransferTask – Pruebas con TCP-UDP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20-09-18" calcext:value-type="date">
            <text:p>18/09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HTTPS – No funciona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date" office:date-value="2020-09-21" calcext:value-type="date">
            <text:p>21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ncionamiento HTTP – Requerimientos terminados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date" office:date-value="2020-09-22" calcext:value-type="date">
            <text:p>22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joras en envio – Bateria no conecta wifi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date" office:date-value="2020-09-23" calcext:value-type="date">
            <text:p>23/09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das de corriente, problema persiste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date" office:date-value="2020-09-25" calcext:value-type="date">
            <text:p>25/09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evo branch – SPIFFS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20-10-12" calcext:value-type="date">
            <text:p>12/10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jorado branch SPIFFS y merge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20-10-13" calcext:value-type="date">
            <text:p>13/10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s y mejoras varias – Apto para prueba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20-10-14" calcext:value-type="date">
            <text:p>14/10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s – Prueba pasada</text:p>
          </table:table-cell>
          <table:table-cell/>
          <table:table-cell table:style-name="ce18" office:value-type="string" calcext:value-type="string">
            <text:p>Etapa</text:p>
          </table:table-cell>
          <table:table-cell table:style-name="ce18" office:value-type="string" calcext:value-type="string">
            <text:p>Consumo (mA)</text:p>
          </table:table-cell>
          <table:table-cell/>
        </table:table-row>
        <table:table-row table:style-name="ro1">
          <table:table-cell/>
          <table:table-cell office:value-type="date" office:date-value="2020-10-19" calcext:value-type="date">
            <text:p>19/10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da – Pruebas con placa nueva</text:p>
          </table:table-cell>
          <table:table-cell/>
          <table:table-cell table:style-name="ce6" office:value-type="string" calcext:value-type="string">
            <text:p>Sleep</text:p>
          </table:table-cell>
          <table:table-cell table:style-name="ce6" office:value-type="string" calcext:value-type="string">
            <text:p>4.3 / 3.7</text:p>
          </table:table-cell>
          <table:table-cell/>
        </table:table-row>
        <table:table-row table:style-name="ro1">
          <table:table-cell/>
          <table:table-cell office:value-type="date" office:date-value="2020-10-21" calcext:value-type="date">
            <text:p>21/10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bado en placa nueva – Primeros resultados</text:p>
          </table:table-cell>
          <table:table-cell/>
          <table:table-cell table:style-name="ce6" office:value-type="string" calcext:value-type="string">
            <text:p>No sleep – No WiFi</text:p>
          </table:table-cell>
          <table:table-cell table:style-name="ce6" office:value-type="string" calcext:value-type="string">
            <text:p>~70</text:p>
          </table:table-cell>
          <table:table-cell/>
        </table:table-row>
        <table:table-row table:style-name="ro1">
          <table:table-cell/>
          <table:table-cell office:value-type="date" office:date-value="2020-10-22" calcext:value-type="date">
            <text:p>22/10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gundos resultados – Branch autocalibracion</text:p>
          </table:table-cell>
          <table:table-cell/>
          <table:table-cell table:style-name="ce6" office:value-type="string" calcext:value-type="string">
            <text:p>No sleep – Wifi</text:p>
          </table:table-cell>
          <table:table-cell table:style-name="ce6" office:value-type="string" calcext:value-type="string">
            <text:p>&gt;100</text:p>
          </table:table-cell>
          <table:table-cell/>
        </table:table-row>
        <table:table-row table:style-name="ro1">
          <table:table-cell/>
          <table:table-cell table:style-name="ce3" office:value-type="date" office:date-value="2020-10-26" calcext:value-type="date">
            <text:p>26/10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eras mediciones de consumo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11-03" calcext:value-type="date">
            <text:p>03/11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ciones tester Horacio – Problemas de HW?</text:p>
          </table:table-cell>
          <table:table-cell table:number-columns-repeated="4"/>
        </table:table-row>
        <table:table-row table:style-name="ro1" table:number-rows-repeated="5">
          <table:table-cell/>
          <table:table-cell table:style-name="ce6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style-name="ce15" table:formula="of:=SUM([.C3:.C48])" office:value-type="float" office:value="131" calcext:value-type="float">
            <text:p>131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0:49:19.105430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7T18:21:49.840398203</meta:creation-date>
    <dc:date>2021-03-16T12:32:30.683329038</dc:date>
    <meta:editing-duration>PT10H16M11S</meta:editing-duration>
    <meta:editing-cycles>67</meta:editing-cycles>
    <meta:generator>LibreOffice/7.0.4.2$Linux_X86_64 LibreOffice_project/00$Build-2</meta:generator>
    <meta:document-statistic meta:table-count="1" meta:cell-count="190" meta:object-count="0"/>
  </office:meta>
</office:document-meta>
</file>